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fo:background-color="#ff8080"/>
    </style:style>
    <style:style style:name="T3" style:family="text">
      <style:text-properties fo:background-color="#ff8080"/>
    </style:style>
    <style:style style:name="T4" style:family="text">
      <style:text-properties fo:color="#00ae00" fo:font-size="20pt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 la edad de piedra no había plagio. <text:span text:style-name="T4">[</text:span>Siendo el <text:span text:style-name="T1">plagio</text:span> a una infracción del derecho de autor sobre una obra de cualquier tipo, que se produce mediante la copia de la misma, sin autorización de la persona que la creó o que es su dueña o posee los derechos de dicha obra, y su presentación como obra original.<text:span text:style-name="T4">]</text:span> Obviamente pocos escribían y resultaba difícil.</text:p>
      <text:p text:style-name="P1"/>
      <text:p text:style-name="P2">El plagio es un asunto complicado. <text:span text:style-name="T4">[</text:span><text:span text:style-name="T3">Llamamos </text:span><text:span text:style-name="T2">plagio</text:span><text:span text:style-name="T3"> a una violación de la propiedad intelectual sobre una obra de cualquier tipo, que se realiza a través de la copia de esta, sin permiso de la persona que la creó o que es su dueña o posee los derechos de dicha obra, y su exhibición como una obra original</text:span><text:span text:style-name="T4">]</text:span><text:span text:style-name="T5"> Actualmente Internet lo hace mucho más.</text:span></text:p>
      <text:p text:style-name="P2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3-10-17T17:05:31</meta:creation-date>
    <dc:date>2014-06-29T20:19:09</dc:date>
    <dc:creator>Abel Meneses Abad</dc:creator>
    <meta:editing-duration>PT15M23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2" meta:word-count="129" meta:character-count="703" meta:non-whitespace-character-count="576"/>
  </office:meta>
</office:document-meta>
</file>